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66cm" svg:height="4.552cm" draw:transform="skewX (0.000872664625997165) rotate (-1.55247036964896) translate (7.278856693454cm 2.0534639066459cm)" svg:viewBox="0 0 1167 4553" svg:d="M1166 4458c-78-342-272-1114-337-1883-66-768-30-2016-15-2223 7-108-810-511-814-283-2 227 15 1642 104 2464 88 822 182 1368 279 1917 21 173 807 95 783 8z">
          <text:p/>
        </draw:path>
        <draw:path draw:style-name="gr1" draw:text-style-name="P1" draw:layer="layout" svg:width="0.902cm" svg:height="0.661cm" draw:transform="rotate (-2.15687788961459) translate (7.555791145399cm 2.2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405791145399cm 2.64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5.847cm" svg:height="0.815cm" draw:transform="skewX (-0.0010471975511966) rotate (-1.55351756720015) translate (3.762156280469cm 2.9050963312197cm)" svg:viewBox="0 0 5848 816" svg:d="M362 706c425-55 2113-65 2731-59 619 6 2330 181 2604 168 259-37 177-668-187-710-365-43-1543-76-2462-80-918-5-2451-15-2960-25-142-2-151 762 274 706z">
          <text:p/>
        </draw:path>
        <draw:path draw:style-name="gr1" draw:text-style-name="P1" draw:layer="layout" svg:width="0.903cm" svg:height="0.661cm" draw:transform="skewX (0.00122173047639611) rotate (-2.15687788961459) translate (3.879306809894cm 8.374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892791145399cm 3.007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5.847cm" svg:height="0.815cm" draw:transform="skewX (-0.0010471975511966) rotate (-1.55351756720015) translate (7.100156280469cm 2.5080963312197cm)" svg:viewBox="0 0 5848 816" svg:d="M362 706c425-55 2113-65 2731-59 619 6 2330 181 2604 168 259-37 177-668-187-710-365-43-1543-76-2462-80-918-5-2451-15-2960-25-142-2-151 762 274 706z">
          <text:p/>
        </draw:path>
        <draw:path draw:style-name="gr1" draw:text-style-name="P1" draw:layer="layout" svg:width="0.903cm" svg:height="0.661cm" draw:transform="skewX (0.00122173047639601) rotate (-2.15687788961459) translate (7.21730680989401cm 7.977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7.230791145399cm 2.610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3:55.654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